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3.84pt"/>
    </style:style>
    <style:style style:name="co2" style:family="table-column">
      <style:table-column-properties fo:break-before="auto" style:column-width="219.74pt"/>
    </style:style>
    <style:style style:name="co3" style:family="table-column">
      <style:table-column-properties fo:break-before="auto" style:column-width="158.71pt"/>
    </style:style>
    <style:style style:name="co4" style:family="table-column">
      <style:table-column-properties fo:break-before="auto" style:column-width="207.41pt"/>
    </style:style>
    <style:style style:name="co5" style:family="table-column">
      <style:table-column-properties fo:break-before="auto" style:column-width="171.04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00ae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ames for 2022</text:p>
          </table:table-cell>
          <table:covered-table-cell table:number-columns-repeated="4"/>
          <table:table-cell table:style-name="Gnumeric-default" table:number-columns-repeated="123"/>
        </table:table-row>
        <table:table-row table:style-name="ro2">
          <table:table-cell table:style-name="ACE-1" office:value-type="string" calcext:value-type="string">
            <text:p>Title</text:p>
          </table:table-cell>
          <table:table-cell table:style-name="ACE-1" office:value-type="string" calcext:value-type="string">
            <text:p>Current belt</text:p>
          </table:table-cell>
          <table:table-cell table:style-name="ACE-1" office:value-type="string" calcext:value-type="string">
            <text:p>...for the Brown belt</text:p>
          </table:table-cell>
          <table:table-cell table:style-name="ACE-1" office:value-type="string" calcext:value-type="string">
            <text:p>...for the Black belt</text:p>
          </table:table-cell>
          <table:table-cell table:style-name="ACE-1" office:value-type="string" calcext:value-type="string">
            <text:p>...for the Red belt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Sifu</text:p>
          </table:table-cell>
          <table:table-cell table:style-name="ACE-4"/>
          <table:table-cell table:style-name="ACE-13" office:value-type="string" calcext:value-type="string">
            <text:p>platinum on ps4 [done]</text:p>
          </table:table-cell>
          <table:table-cell table:style-name="ACE-13" office:value-type="string" calcext:value-type="string">
            <text:p>finish the game at 20 years old [done]</text:p>
          </table:table-cell>
          <table:table-cell table:style-name="Gnumeric-default" office:value-type="string" calcext:value-type="string">
            <text:p>~20 y.o. speedrun</text:p>
          </table:table-cell>
          <table:table-cell table:style-name="Gnumeric-default" table:number-columns-repeated="123"/>
        </table:table-row>
        <table:table-row table:style-name="ro2">
          <table:table-cell table:style-name="Gnumeric-default" office:value-type="string" calcext:value-type="string">
            <text:p>Bayonetta</text:p>
          </table:table-cell>
          <table:table-cell table:style-name="ACE-5"/>
          <table:table-cell table:style-name="ACE-13" office:value-type="string" calcext:value-type="string">
            <text:p>platinum on ps4 [done]</text:p>
          </table:table-cell>
          <table:table-cell table:style-name="Gnumeric-default" office:value-type="string" calcext:value-type="string">
            <text:p>all platinum on inf-climax, defeat Rodin</text:p>
          </table:table-cell>
          <table:table-cell table:style-name="ACE-13" office:value-type="string" calcext:value-type="string">
            <text:p>to do</text:p>
          </table:table-cell>
          <table:table-cell table:style-name="Gnumeric-default" table:number-columns-repeated="123"/>
        </table:table-row>
        <table:table-row table:style-name="ro2">
          <table:table-cell table:style-name="Gnumeric-default" office:value-type="string" calcext:value-type="string">
            <text:p>Elden Ring</text:p>
          </table:table-cell>
          <table:table-cell table:style-name="ACE-6"/>
          <table:table-cell table:style-name="Gnumeric-default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Gnumeric-default" table:number-columns-repeated="123"/>
        </table:table-row>
        <table:table-row table:style-name="ro2">
          <table:table-cell table:style-name="Gnumeric-default" office:value-type="string" calcext:value-type="string">
            <text:p>Cuphead</text:p>
          </table:table-cell>
          <table:table-cell table:style-name="ACE-7"/>
          <table:table-cell table:style-name="Gnumeric-default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Gnumeric-default" table:number-columns-repeated="123"/>
        </table:table-row>
        <table:table-row table:style-name="ro2">
          <table:table-cell table:style-name="Gnumeric-default" office:value-type="string" calcext:value-type="string">
            <text:p>Pokemon Arceus</text:p>
          </table:table-cell>
          <table:table-cell table:style-name="ACE-8"/>
          <table:table-cell table:style-name="Gnumeric-default" office:value-type="string" calcext:value-type="string">
            <text:p>reach star rank 10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Gnumeric-default" table:number-columns-repeated="123"/>
        </table:table-row>
        <table:table-row table:style-name="ro3">
          <table:table-cell table:style-name="Gnumeric-default" office:value-type="string" calcext:value-type="string">
            <text:p>Tekken 7</text:p>
          </table:table-cell>
          <table:table-cell table:style-name="ACE-7"/>
          <table:table-cell table:style-name="Gnumeric-default" office:value-type="string" calcext:value-type="string">
            <text:p>platinum on ps4</text:p>
          </table:table-cell>
          <table:table-cell table:style-name="Gnumeric-default" office:value-type="string" calcext:value-type="string">
            <text:p>&gt;= 8 in an official tournament</text:p>
          </table:table-cell>
          <table:table-cell table:style-name="Gnumeric-default" office:value-type="string" calcext:value-type="string">
            <text:p>1st/2<text:span text:style-name="T1">nd</text:span> in an official tournament</text:p>
          </table:table-cell>
          <table:table-cell table:style-name="Gnumeric-default" table:number-columns-repeated="123"/>
        </table:table-row>
        <table:table-row table:style-name="ro4">
          <table:table-cell table:style-name="Gnumeric-default" office:value-type="string" calcext:value-type="string">
            <text:p>MGS2: VR</text:p>
          </table:table-cell>
          <table:table-cell table:style-name="ACE-9"/>
          <table:table-cell table:style-name="Gnumeric-default" office:value-type="string" calcext:value-type="string">
            <text:p>Complete all the missions</text:p>
          </table:table-cell>
          <table:table-cell table:style-name="ce3" office:value-type="string" calcext:value-type="string" table:number-columns-spanned="2" table:number-rows-spanned="1">
            <text:p>Reach 1<text:span text:style-name="T1">st</text:span> place in each mission</text:p>
          </table:table-cell>
          <table:covered-table-cell/>
          <table:table-cell table:style-name="Gnumeric-default" table:number-columns-repeated="123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style-name="ce1" office:value-type="string" calcext:value-type="string" table:number-columns-spanned="3" table:number-rows-spanned="1">
            <text:p>Legend</text:p>
          </table:table-cell>
          <table:covered-table-cell table:number-columns-repeated="2"/>
          <table:table-cell table:style-name="Gnumeric-default" table:number-columns-repeated="125"/>
        </table:table-row>
        <table:table-row table:style-name="ro2">
          <table:table-cell table:style-name="ACE-1" office:value-type="string" calcext:value-type="string">
            <text:p>Main belts</text:p>
          </table:table-cell>
          <table:table-cell table:style-name="ACE-1" office:value-type="string" calcext:value-type="string">
            <text:p>Philosophical meaning. You:</text:p>
          </table:table-cell>
          <table:table-cell table:style-name="ACE-1" office:value-type="string" calcext:value-type="string">
            <text:p>in concrete</text:p>
          </table:table-cell>
          <table:table-cell table:style-name="Gnumeric-default" table:number-columns-repeated="125"/>
        </table:table-row>
        <table:table-row table:style-name="ro2">
          <table:table-cell table:style-name="Gnumeric-default" office:value-type="string" calcext:value-type="string">
            <text:p>yellow to blue</text:p>
          </table:table-cell>
          <table:table-cell table:style-name="Gnumeric-default" office:value-type="string" calcext:value-type="string">
            <text:p>learn, take notes about theoretical stuff</text:p>
          </table:table-cell>
          <table:table-cell table:style-name="Gnumeric-default" office:value-type="string" calcext:value-type="string">
            <text:p>enjoying the game, calm</text:p>
          </table:table-cell>
          <table:table-cell table:style-name="Gnumeric-default" table:number-columns-repeated="125"/>
        </table:table-row>
        <table:table-row table:style-name="ro2">
          <table:table-cell table:style-name="Gnumeric-default" office:value-type="string" calcext:value-type="string">
            <text:p>brown</text:p>
          </table:table-cell>
          <table:table-cell table:style-name="Gnumeric-default" office:value-type="string" calcext:value-type="string">
            <text:p>know the theory and have a solid practice</text:p>
          </table:table-cell>
          <table:table-cell table:style-name="Gnumeric-default" office:value-type="string" calcext:value-type="string">
            <text:p>reach platinum or equivalent</text:p>
          </table:table-cell>
          <table:table-cell table:style-name="Gnumeric-default" table:number-columns-repeated="125"/>
        </table:table-row>
        <table:table-row table:style-name="ro2">
          <table:table-cell table:style-name="Gnumeric-default" office:value-type="string" calcext:value-type="string">
            <text:p>black</text:p>
          </table:table-cell>
          <table:table-cell table:style-name="Gnumeric-default" office:value-type="string" calcext:value-type="string">
            <text:p>prove you understood the practical side</text:p>
          </table:table-cell>
          <table:table-cell table:style-name="Gnumeric-default" office:value-type="string" calcext:value-type="string">
            <text:p>finished at max difficulty</text:p>
          </table:table-cell>
          <table:table-cell table:style-name="Gnumeric-default" table:number-columns-repeated="125"/>
        </table:table-row>
        <table:table-row table:style-name="ro2">
          <table:table-cell table:style-name="Gnumeric-default" office:value-type="string" calcext:value-type="string">
            <text:p>red</text:p>
          </table:table-cell>
          <table:table-cell table:style-name="Gnumeric-default" office:value-type="string" calcext:value-type="string">
            <text:p>dominate</text:p>
          </table:table-cell>
          <table:table-cell table:style-name="Gnumeric-default" office:value-type="string" calcext:value-type="string">
            <text:p>speedrun any% max difficulty</text:p>
          </table:table-cell>
          <table:table-cell table:style-name="Gnumeric-default" table:number-columns-repeated="125"/>
        </table:table-row>
        <table:table-row table:style-name="ro1">
          <table:table-cell table:number-columns-repeated="128"/>
        </table:table-row>
        <table:table-row table:style-name="ro2">
          <table:table-cell table:style-name="ACE-1" office:value-type="string" calcext:value-type="string">
            <text:p>Intermediate belts</text:p>
          </table:table-cell>
          <table:table-cell table:style-name="ACE-10" office:value-type="string" calcext:value-type="string">
            <text:p>number of trophies / equivalent</text:p>
          </table:table-cell>
          <table:table-cell table:style-name="ACE-10" office:value-type="string" calcext:value-type="string">
            <text:p>coins gained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white</text:p>
          </table:table-cell>
          <table:table-cell table:style-name="ce11" office:value-type="string" calcext:value-type="string">
            <text:p>less than 20%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yellow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orange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green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Gnumeric-default" office:value-type="float" office:value="60" calcext:value-type="float">
            <text:p>6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blue</text:p>
          </table:table-cell>
          <table:table-cell table:style-name="ce12" office:value-type="percentage" office:value="0.8" calcext:value-type="percentage">
            <text:p>80.00%</text:p>
          </table:table-cell>
          <table:table-cell table:style-name="Gnumeric-default" office:value-type="float" office:value="80" calcext:value-type="float">
            <text:p>8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brow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black</text:p>
          </table:table-cell>
          <table:table-cell table:style-name="ce11" office:value-type="string" calcext:value-type="string">
            <text:p>see above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 office:value-type="string" calcext:value-type="string">
            <text:p>red</text:p>
          </table:table-cell>
          <table:table-cell table:style-name="ce11" office:value-type="string" calcext:value-type="string">
            <text:p>see above</text:p>
          </table:table-cell>
          <table:table-cell table:style-name="Gnumeric-default" office:value-type="float" office:value="200" calcext:value-type="float">
            <text:p>200</text:p>
          </table:table-cell>
          <table:table-cell table:style-name="Gnumeric-default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125"/>
        </table:table-row>
        <table:table-row table:style-name="ro5" table:number-rows-repeated="97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7T21:56:20.837870459</dc:date>
    <meta:creation-date>2022-06-07T15:38:33Z</meta:creation-date>
    <meta:editing-cycles>33</meta:editing-cycles>
    <meta:editing-duration>PT48M41S</meta:editing-duration>
    <meta:generator>LibreOffice/6.0.7.3$Linux_X86_64 LibreOffice_project/00m0$Build-3</meta:generator>
    <meta:document-statistic meta:table-count="1" meta:cell-count="76" meta:object-count="0"/>
  </office:meta>
</office:document-meta>
</file>